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0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19.91mm"/>
    </style:style>
    <style:style style:name="co6" style:family="table-column">
      <style:table-column-properties fo:break-before="auto" style:column-width="32.54mm"/>
    </style:style>
    <style:style style:name="co7" style:family="table-column">
      <style:table-column-properties fo:break-before="auto" style:column-width="20.25mm"/>
    </style:style>
    <style:style style:name="co8" style:family="table-column">
      <style:table-column-properties fo:break-before="auto" style:column-width="31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="Liberation Sans" fo:font-size="12pt" fo:language="en" fo:country="US" fo:font-style="italic" style:font-name-asian="WenQuanYi Micro Hei" style:font-size-asian="12pt" style:language-asian="en" style:country-asian="US" style:font-style-asian="italic" style:font-name-complex="Lohit Devanagari" style:font-size-complex="6.80000019073486pt" style:language-complex="en" style:country-complex="US" style:font-style-complex="italic"/>
    </style:style>
    <style:style style:name="ce4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6.83mm" svg:height="120.74mm" svg:x="211.24mm" svg:y="207.8mm">
            <loext:p draw:notify-on-update-of-ranges="Sheet1.A5:Sheet1.A9 Sheet1.B3:Sheet1.B3 Sheet1.E5:Sheet1.E9 Sheet1.F3:Sheet1.F3 Sheet1.I5:Sheet1.I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6.93mm" svg:height="122.16mm" svg:x="16.02mm" svg:y="206.92mm">
            <loext:p draw:notify-on-update-of-ranges="Sheet1.A5:Sheet1.A9 Sheet1.J3:Sheet1.J3 Sheet1.M5:Sheet1.M9 Sheet1.N3:Sheet1.N3 Sheet1.Q5:Sheet1.Q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5.99mm" svg:height="121.95mm" svg:x="214.11mm" svg:y="70.51mm">
            <loext:p draw:notify-on-update-of-ranges="Sheet1.A5:Sheet1.A9 Sheet1.B3:Sheet1.B3 Sheet1.E5:Sheet1.E9 Sheet1.J3:Sheet1.J3 Sheet1.M5:Sheet1.M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5.44mm" svg:height="120.81mm" svg:x="18.15mm" svg:y="69.41mm">
            <loext:p draw:notify-on-update-of-ranges="Sheet1.A5:Sheet1.A9 Sheet1.F3:Sheet1.F3 Sheet1.I5:Sheet1.I9 Sheet1.N3:Sheet1.N3 Sheet1.Q5:Sheet1.Q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Default"/>
        <table:table-column table:style-name="co3" table:default-cell-style-name="ce2"/>
        <table:table-column table:style-name="co7" table:default-cell-style-name="ce2"/>
        <table:table-column table:style-name="co3" table:default-cell-style-name="ce2"/>
        <table:table-column table:style-name="co6" table:default-cell-style-name="Default"/>
        <table:table-column table:style-name="co3" table:number-columns-repeated="3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Pipeline 5 Summary table of aligned and unaligned reads for 4 different types of genome and 5 different samples.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Rn4 trimmed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Rn4 untrimmed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Rn6 trimmed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Rn6 untrimmed</text:p>
          </table:table-cell>
          <table:covered-table-cell table:number-columns-repeated="2"/>
          <table:covered-table-cell table:style-name="ce2"/>
        </table:table-row>
        <table:table-row table:style-name="ro1">
          <table:table-cell office:value-type="string" calcext:value-type="string">
            <text:p>Samples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  <table:table-cell table:style-name="ce2" office:value-type="string" calcext:value-type="string">
            <text:p>Aligned reads (%)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  <table:table-cell table:style-name="ce2" office:value-type="string" calcext:value-type="string">
            <text:p>Aligned reads (%)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  <table:table-cell table:style-name="ce2" office:value-type="string" calcext:value-type="string">
            <text:p>Aligned reads (%)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  <table:table-cell table:style-name="ce2" office:value-type="string" calcext:value-type="string">
            <text:p>Aligned reads (%)</text:p>
          </table:table-cell>
        </table:table-row>
        <table:table-row table:style-name="ro1">
          <table:table-cell office:value-type="string" calcext:value-type="string">
            <text:p>SRR1177973</text:p>
          </table:table-cell>
          <table:table-cell table:formula="of:=[.C5]+[.D5]" office:value-type="float" office:value="30471376" calcext:value-type="float">
            <text:p>30471376</text:p>
          </table:table-cell>
          <table:table-cell office:value-type="float" office:value="26650652" calcext:value-type="float">
            <text:p>26650652</text:p>
          </table:table-cell>
          <table:table-cell office:value-type="float" office:value="3820724" calcext:value-type="float">
            <text:p>3820724</text:p>
          </table:table-cell>
          <table:table-cell table:style-name="ce4" table:formula="of:=[.C5]/[.B5]" office:value-type="percentage" office:value="0.874612685689022" calcext:value-type="percentage">
            <text:p>87.46%</text:p>
          </table:table-cell>
          <table:table-cell table:formula="of:=[.G5]+[.H5]" office:value-type="float" office:value="31125812" calcext:value-type="float">
            <text:p>31125812</text:p>
          </table:table-cell>
          <table:table-cell office:value-type="float" office:value="25274607" calcext:value-type="float">
            <text:p>25274607</text:p>
          </table:table-cell>
          <table:table-cell office:value-type="float" office:value="5851205" calcext:value-type="float">
            <text:p>5851205</text:p>
          </table:table-cell>
          <table:table-cell table:style-name="ce4" table:formula="of:=[.G5]/[.F5]" office:value-type="percentage" office:value="0.812014382146882" calcext:value-type="percentage">
            <text:p>81.20%</text:p>
          </table:table-cell>
          <table:table-cell table:formula="of:=[.K5]+[.L5]" office:value-type="float" office:value="33470610" calcext:value-type="float">
            <text:p>33470610</text:p>
          </table:table-cell>
          <table:table-cell office:value-type="float" office:value="28709260" calcext:value-type="float">
            <text:p>28709260</text:p>
          </table:table-cell>
          <table:table-cell office:value-type="float" office:value="4761350" calcext:value-type="float">
            <text:p>4761350</text:p>
          </table:table-cell>
          <table:table-cell table:style-name="ce4" table:formula="of:=[.K5]/[.J5]" office:value-type="percentage" office:value="0.857745347336066" calcext:value-type="percentage">
            <text:p>85.77%</text:p>
          </table:table-cell>
          <table:table-cell table:formula="of:=[.O5]+[.P5]" office:value-type="float" office:value="29840325" calcext:value-type="float">
            <text:p>29840325</text:p>
          </table:table-cell>
          <table:table-cell office:value-type="float" office:value="27208610" calcext:value-type="float">
            <text:p>27208610</text:p>
          </table:table-cell>
          <table:table-cell office:value-type="float" office:value="2631715" calcext:value-type="float">
            <text:p>2631715</text:p>
          </table:table-cell>
          <table:table-cell table:style-name="ce4" table:formula="of:=[.O5]/[.N5]" office:value-type="percentage" office:value="0.91180675813685" calcext:value-type="percentage">
            <text:p>91.18%</text:p>
          </table:table-cell>
        </table:table-row>
        <table:table-row table:style-name="ro1">
          <table:table-cell office:value-type="string" calcext:value-type="string">
            <text:p>SRR1178033</text:p>
          </table:table-cell>
          <table:table-cell table:formula="of:=[.C6]+[.D6]" office:value-type="float" office:value="27426458" calcext:value-type="float">
            <text:p>27426458</text:p>
          </table:table-cell>
          <table:table-cell office:value-type="float" office:value="23543180" calcext:value-type="float">
            <text:p>23543180</text:p>
          </table:table-cell>
          <table:table-cell office:value-type="float" office:value="3883278" calcext:value-type="float">
            <text:p>3883278</text:p>
          </table:table-cell>
          <table:table-cell table:style-name="ce4" table:formula="of:=[.C6]/[.B6]" office:value-type="percentage" office:value="0.858411246541569" calcext:value-type="percentage">
            <text:p>85.84%</text:p>
          </table:table-cell>
          <table:table-cell table:formula="of:=[.G6]+[.H6]" office:value-type="float" office:value="32513429" calcext:value-type="float">
            <text:p>32513429</text:p>
          </table:table-cell>
          <table:table-cell office:value-type="float" office:value="18606036" calcext:value-type="float">
            <text:p>18606036</text:p>
          </table:table-cell>
          <table:table-cell office:value-type="float" office:value="13907393" calcext:value-type="float">
            <text:p>13907393</text:p>
          </table:table-cell>
          <table:table-cell table:style-name="ce4" table:formula="of:=[.G6]/[.F6]" office:value-type="percentage" office:value="0.572256958809235" calcext:value-type="percentage">
            <text:p>57.23%</text:p>
          </table:table-cell>
          <table:table-cell table:formula="of:=[.K6]+[.L6]" office:value-type="float" office:value="38823525" calcext:value-type="float">
            <text:p>38823525</text:p>
          </table:table-cell>
          <table:table-cell office:value-type="float" office:value="25417132" calcext:value-type="float">
            <text:p>25417132</text:p>
          </table:table-cell>
          <table:table-cell office:value-type="float" office:value="13406393" calcext:value-type="float">
            <text:p>13406393</text:p>
          </table:table-cell>
          <table:table-cell table:style-name="ce4" table:formula="of:=[.K6]/[.J6]" office:value-type="percentage" office:value="0.654683777426187" calcext:value-type="percentage">
            <text:p>65.47%</text:p>
          </table:table-cell>
          <table:table-cell table:formula="of:=[.O6]+[.P6]" office:value-type="float" office:value="23055515" calcext:value-type="float">
            <text:p>23055515</text:p>
          </table:table-cell>
          <table:table-cell office:value-type="float" office:value="20291620" calcext:value-type="float">
            <text:p>20291620</text:p>
          </table:table-cell>
          <table:table-cell office:value-type="float" office:value="2763895" calcext:value-type="float">
            <text:p>2763895</text:p>
          </table:table-cell>
          <table:table-cell table:style-name="ce4" table:formula="of:=[.O6]/[.N6]" office:value-type="percentage" office:value="0.880120005994228" calcext:value-type="percentage">
            <text:p>88.01%</text:p>
          </table:table-cell>
        </table:table-row>
        <table:table-row table:style-name="ro1">
          <table:table-cell office:value-type="string" calcext:value-type="string">
            <text:p>SRR1178043</text:p>
          </table:table-cell>
          <table:table-cell table:formula="of:=[.C7]+[.D7]" office:value-type="float" office:value="35835468" calcext:value-type="float">
            <text:p>35835468</text:p>
          </table:table-cell>
          <table:table-cell office:value-type="float" office:value="32059329" calcext:value-type="float">
            <text:p>32059329</text:p>
          </table:table-cell>
          <table:table-cell office:value-type="float" office:value="3776139" calcext:value-type="float">
            <text:p>3776139</text:p>
          </table:table-cell>
          <table:table-cell table:style-name="ce4" table:formula="of:=[.C7]/[.B7]" office:value-type="percentage" office:value="0.894625654114521" calcext:value-type="percentage">
            <text:p>89.46%</text:p>
          </table:table-cell>
          <table:table-cell table:formula="of:=[.G7]+[.H7]" office:value-type="float" office:value="35428115" calcext:value-type="float">
            <text:p>35428115</text:p>
          </table:table-cell>
          <table:table-cell office:value-type="float" office:value="27420686" calcext:value-type="float">
            <text:p>27420686</text:p>
          </table:table-cell>
          <table:table-cell office:value-type="float" office:value="8007429" calcext:value-type="float">
            <text:p>8007429</text:p>
          </table:table-cell>
          <table:table-cell table:style-name="ce4" table:formula="of:=[.G7]/[.F7]" office:value-type="percentage" office:value="0.773980947052927" calcext:value-type="percentage">
            <text:p>77.40%</text:p>
          </table:table-cell>
          <table:table-cell table:formula="of:=[.K7]+[.L7]" office:value-type="float" office:value="41310173" calcext:value-type="float">
            <text:p>41310173</text:p>
          </table:table-cell>
          <table:table-cell office:value-type="float" office:value="34370261" calcext:value-type="float">
            <text:p>34370261</text:p>
          </table:table-cell>
          <table:table-cell office:value-type="float" office:value="6939912" calcext:value-type="float">
            <text:p>6939912</text:p>
          </table:table-cell>
          <table:table-cell table:style-name="ce4" table:formula="of:=[.K7]/[.J7]" office:value-type="percentage" office:value="0.832004770350393" calcext:value-type="percentage">
            <text:p>83.20%</text:p>
          </table:table-cell>
          <table:table-cell table:formula="of:=[.O7]+[.P7]" office:value-type="float" office:value="31866134" calcext:value-type="float">
            <text:p>31866134</text:p>
          </table:table-cell>
          <table:table-cell office:value-type="float" office:value="29445124" calcext:value-type="float">
            <text:p>29445124</text:p>
          </table:table-cell>
          <table:table-cell office:value-type="float" office:value="2421010" calcext:value-type="float">
            <text:p>2421010</text:p>
          </table:table-cell>
          <table:table-cell table:style-name="ce4" table:formula="of:=[.O7]/[.N7]" office:value-type="percentage" office:value="0.924025612896751" calcext:value-type="percentage">
            <text:p>92.40%</text:p>
          </table:table-cell>
        </table:table-row>
        <table:table-row table:style-name="ro1">
          <table:table-cell office:value-type="string" calcext:value-type="string">
            <text:p>SRR1178050</text:p>
          </table:table-cell>
          <table:table-cell table:formula="of:=[.C8]+[.D8]" office:value-type="float" office:value="32104661" calcext:value-type="float">
            <text:p>32104661</text:p>
          </table:table-cell>
          <table:table-cell office:value-type="float" office:value="28477738" calcext:value-type="float">
            <text:p>28477738</text:p>
          </table:table-cell>
          <table:table-cell office:value-type="float" office:value="3626923" calcext:value-type="float">
            <text:p>3626923</text:p>
          </table:table-cell>
          <table:table-cell table:style-name="ce4" table:formula="of:=[.C8]/[.B8]" office:value-type="percentage" office:value="0.887028148342697" calcext:value-type="percentage">
            <text:p>88.70%</text:p>
          </table:table-cell>
          <table:table-cell table:formula="of:=[.G8]+[.H8]" office:value-type="float" office:value="31823991" calcext:value-type="float">
            <text:p>31823991</text:p>
          </table:table-cell>
          <table:table-cell office:value-type="float" office:value="23867655" calcext:value-type="float">
            <text:p>23867655</text:p>
          </table:table-cell>
          <table:table-cell office:value-type="float" office:value="7956336" calcext:value-type="float">
            <text:p>7956336</text:p>
          </table:table-cell>
          <table:table-cell table:style-name="ce4" table:formula="of:=[.G8]/[.F8]" office:value-type="percentage" office:value="0.749989371226255" calcext:value-type="percentage">
            <text:p>75.00%</text:p>
          </table:table-cell>
          <table:table-cell table:formula="of:=[.K8]+[.L8]" office:value-type="float" office:value="37468270" calcext:value-type="float">
            <text:p>37468270</text:p>
          </table:table-cell>
          <table:table-cell office:value-type="float" office:value="30480893" calcext:value-type="float">
            <text:p>30480893</text:p>
          </table:table-cell>
          <table:table-cell office:value-type="float" office:value="6987377" calcext:value-type="float">
            <text:p>6987377</text:p>
          </table:table-cell>
          <table:table-cell table:style-name="ce4" table:formula="of:=[.K8]/[.J8]" office:value-type="percentage" office:value="0.813512153083129" calcext:value-type="percentage">
            <text:p>81.35%</text:p>
          </table:table-cell>
          <table:table-cell table:formula="of:=[.O8]+[.P8]" office:value-type="float" office:value="27947015" calcext:value-type="float">
            <text:p>27947015</text:p>
          </table:table-cell>
          <table:table-cell office:value-type="float" office:value="25565153" calcext:value-type="float">
            <text:p>25565153</text:p>
          </table:table-cell>
          <table:table-cell office:value-type="float" office:value="2381862" calcext:value-type="float">
            <text:p>2381862</text:p>
          </table:table-cell>
          <table:table-cell table:style-name="ce4" table:formula="of:=[.O8]/[.N8]" office:value-type="percentage" office:value="0.914772221648716" calcext:value-type="percentage">
            <text:p>91.48%</text:p>
          </table:table-cell>
        </table:table-row>
        <table:table-row table:style-name="ro1">
          <table:table-cell office:value-type="string" calcext:value-type="string">
            <text:p>SRR1178059</text:p>
          </table:table-cell>
          <table:table-cell table:formula="of:=[.C9]+[.D9]" office:value-type="float" office:value="26549122" calcext:value-type="float">
            <text:p>26549122</text:p>
          </table:table-cell>
          <table:table-cell office:value-type="float" office:value="23320938" calcext:value-type="float">
            <text:p>23320938</text:p>
          </table:table-cell>
          <table:table-cell office:value-type="float" office:value="3228184" calcext:value-type="float">
            <text:p>3228184</text:p>
          </table:table-cell>
          <table:table-cell table:style-name="ce4" table:formula="of:=[.C9]/[.B9]" office:value-type="percentage" office:value="0.878407127738537" calcext:value-type="percentage">
            <text:p>87.84%</text:p>
          </table:table-cell>
          <table:table-cell table:formula="of:=[.G9]+[.H9]" office:value-type="float" office:value="26449594" calcext:value-type="float">
            <text:p>26449594</text:p>
          </table:table-cell>
          <table:table-cell office:value-type="float" office:value="20165427" calcext:value-type="float">
            <text:p>20165427</text:p>
          </table:table-cell>
          <table:table-cell office:value-type="float" office:value="6284167" calcext:value-type="float">
            <text:p>6284167</text:p>
          </table:table-cell>
          <table:table-cell table:style-name="ce4" table:formula="of:=[.G9]/[.F9]" office:value-type="percentage" office:value="0.762409698991977" calcext:value-type="percentage">
            <text:p>76.24%</text:p>
          </table:table-cell>
          <table:table-cell table:formula="of:=[.K9]+[.L9]" office:value-type="float" office:value="30622723" calcext:value-type="float">
            <text:p>30622723</text:p>
          </table:table-cell>
          <table:table-cell office:value-type="float" office:value="25135960" calcext:value-type="float">
            <text:p>25135960</text:p>
          </table:table-cell>
          <table:table-cell office:value-type="float" office:value="5486763" calcext:value-type="float">
            <text:p>5486763</text:p>
          </table:table-cell>
          <table:table-cell table:style-name="ce4" table:formula="of:=[.K9]/[.J9]" office:value-type="percentage" office:value="0.82082707014657" calcext:value-type="percentage">
            <text:p>82.08%</text:p>
          </table:table-cell>
          <table:table-cell table:formula="of:=[.O9]+[.P9]" office:value-type="float" office:value="23988161" calcext:value-type="float">
            <text:p>23988161</text:p>
          </table:table-cell>
          <table:table-cell office:value-type="float" office:value="21764527" calcext:value-type="float">
            <text:p>21764527</text:p>
          </table:table-cell>
          <table:table-cell office:value-type="float" office:value="2223634" calcext:value-type="float">
            <text:p>2223634</text:p>
          </table:table-cell>
          <table:table-cell table:style-name="ce4" table:formula="of:=[.O9]/[.N9]" office:value-type="percentage" office:value="0.907302856604973" calcext:value-type="percentage">
            <text:p>90.73%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 table:style-name="ce3" office:value-type="string" calcext:value-type="string">
            <text:p>Figure 2a. Pipeline 5: A comparison of percentage aligned reads between samples of Rn4 untrimmed and Rn6 untrimmed.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4:38:03.851236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4:46:36.033547324</meta:creation-date>
    <dc:date>2017-07-26T14:43:47.948136802</dc:date>
    <meta:editing-duration>P2DT10H48M23S</meta:editing-duration>
    <meta:editing-cycles>35</meta:editing-cycles>
    <meta:generator>LibreOffice/5.1.6.2$Linux_X86_64 LibreOffice_project/10m0$Build-2</meta:generator>
    <meta:document-statistic meta:table-count="1" meta:cell-count="1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84cm" svg:height="12.075cm" xlink:href=".." xlink:type="simple" chart:class="chart:bar" chart:style-name="ch1">
        <chart:legend chart:legend-position="bottom" svg:x="6.154cm" svg:y="11.292cm" style:legend-expansion="wide" chart:style-name="ch2"/>
        <chart:plot-area chart:style-name="ch3" table:cell-range-address="Sheet1.A5:Sheet1.A9 Sheet1.B3:Sheet1.B3 Sheet1.E5:Sheet1.E9 Sheet1.F3:Sheet1.F3 Sheet1.I5:Sheet1.I9" chart:data-source-has-labels="both" svg:x="1.364cm" svg:y="0.241cm" svg:width="15.967cm" svg:height="9.829cm">
          <chartooo:coordinate-region svg:x="2.964cm" svg:y="0.44cm" svg:width="14.367cm" svg:height="8.983cm"/>
          <chart:axis chart:dimension="x" chart:name="primary-x" chart:style-name="ch4" chartooo:axis-type="auto">
            <chartooo:date-scale/>
            <chart:title svg:x="8.655cm" svg:y="10.311cm" chart:style-name="ch5">
              <text:p>Samples</text:p>
            </chart:title>
            <chart:categories table:cell-range-address="Sheet1.A5:Sheet1.A9"/>
          </chart:axis>
          <chart:axis chart:dimension="y" chart:name="primary-y" chart:style-name="ch6">
            <chart:title svg:x="0.451cm" svg:y="7.369cm" chart:style-name="ch7">
              <text:p>Percentage reads aligned (%)</text:p>
            </chart:title>
            <chart:grid chart:style-name="ch8" chart:class="major"/>
          </chart:axis>
          <chart:series chart:style-name="ch9" chart:values-cell-range-address="Sheet1.E5:Sheet1.E9" chart:label-cell-address="Sheet1.B3:Sheet1.B3" chart:class="chart:bar">
            <chart:data-point chart:repeated="5"/>
          </chart:series>
          <chart:series chart:style-name="ch10" chart:values-cell-range-address="Sheet1.I5:Sheet1.I9" chart:label-cell-address="Sheet1.F3:Sheet1.F3" chart:class="chart:bar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4 trimmed</text:p>
                <draw:g>
                  <svg:desc>Sheet1.B3:Sheet1.B3</svg:desc>
                </draw:g>
              </table:table-cell>
              <table:table-cell office:value-type="string">
                <text:p>Rn4 untrimmed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A5:Sheet1.A9</svg:desc>
                </draw:g>
              </table:table-cell>
              <table:table-cell office:value-type="float" office:value="0.874612685689022">
                <text:p>0.874612685689022</text:p>
                <draw:g>
                  <svg:desc>Sheet1.E5:Sheet1.E9</svg:desc>
                </draw:g>
              </table:table-cell>
              <table:table-cell office:value-type="float" office:value="0.812014382146882">
                <text:p>0.812014382146882</text:p>
                <draw:g>
                  <svg:desc>Sheet1.I5:Sheet1.I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858411246541569">
                <text:p>0.858411246541569</text:p>
              </table:table-cell>
              <table:table-cell office:value-type="float" office:value="0.572256958809235">
                <text:p>0.572256958809235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94625654114521">
                <text:p>0.894625654114521</text:p>
              </table:table-cell>
              <table:table-cell office:value-type="float" office:value="0.773980947052927">
                <text:p>0.773980947052927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887028148342697">
                <text:p>0.887028148342697</text:p>
              </table:table-cell>
              <table:table-cell office:value-type="float" office:value="0.749989371226255">
                <text:p>0.749989371226255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78407127738537">
                <text:p>0.878407127738537</text:p>
              </table:table-cell>
              <table:table-cell office:value-type="float" office:value="0.762409698991977">
                <text:p>0.762409698991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94cm" svg:height="12.217cm" xlink:href=".." xlink:type="simple" chart:class="chart:bar" chart:style-name="ch1">
        <chart:legend chart:legend-position="bottom" svg:x="6.159cm" svg:y="11.434cm" style:legend-expansion="wide" chart:style-name="ch2"/>
        <chart:plot-area chart:style-name="ch3" table:cell-range-address="Sheet1.A5:Sheet1.A9 Sheet1.J3:Sheet1.J3 Sheet1.M5:Sheet1.M9 Sheet1.N3:Sheet1.N3 Sheet1.Q5:Sheet1.Q9" chart:data-source-has-labels="both" svg:x="1.364cm" svg:y="0.244cm" svg:width="15.977cm" svg:height="9.965cm">
          <chartooo:coordinate-region svg:x="2.964cm" svg:y="0.443cm" svg:width="14.377cm" svg:height="9.119cm"/>
          <chart:axis chart:dimension="x" chart:name="primary-x" chart:style-name="ch4" chartooo:axis-type="auto">
            <chartooo:date-scale/>
            <chart:title svg:x="8.66cm" svg:y="10.453cm" chart:style-name="ch5">
              <text:p>Samples</text:p>
            </chart:title>
            <chart:categories table:cell-range-address="Sheet1.A5:Sheet1.A9"/>
          </chart:axis>
          <chart:axis chart:dimension="y" chart:name="primary-y" chart:style-name="ch6">
            <chart:title svg:x="0.451cm" svg:y="7.44cm" chart:style-name="ch7">
              <text:p>Percentage reads aligned (%)</text:p>
            </chart:title>
            <chart:grid chart:style-name="ch8" chart:class="major"/>
          </chart:axis>
          <chart:series chart:style-name="ch9" chart:values-cell-range-address="Sheet1.M5:Sheet1.M9" chart:label-cell-address="Sheet1.J3:Sheet1.J3" chart:class="chart:bar">
            <chart:data-point chart:repeated="5"/>
          </chart:series>
          <chart:series chart:style-name="ch10" chart:values-cell-range-address="Sheet1.Q5:Sheet1.Q9" chart:label-cell-address="Sheet1.N3:Sheet1.N3" chart:class="chart:bar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6 trimmed</text:p>
                <draw:g>
                  <svg:desc>Sheet1.J3:Sheet1.J3</svg:desc>
                </draw:g>
              </table:table-cell>
              <table:table-cell office:value-type="string">
                <text:p>Rn6 untrimmed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A5:Sheet1.A9</svg:desc>
                </draw:g>
              </table:table-cell>
              <table:table-cell office:value-type="float" office:value="0.857745347336066">
                <text:p>0.857745347336066</text:p>
                <draw:g>
                  <svg:desc>Sheet1.M5:Sheet1.M9</svg:desc>
                </draw:g>
              </table:table-cell>
              <table:table-cell office:value-type="float" office:value="0.91180675813685">
                <text:p>0.91180675813685</text:p>
                <draw:g>
                  <svg:desc>Sheet1.Q5:Sheet1.Q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654683777426187">
                <text:p>0.654683777426187</text:p>
              </table:table-cell>
              <table:table-cell office:value-type="float" office:value="0.880120005994228">
                <text:p>0.880120005994228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32004770350393">
                <text:p>0.832004770350393</text:p>
              </table:table-cell>
              <table:table-cell office:value-type="float" office:value="0.924025612896751">
                <text:p>0.924025612896751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813512153083129">
                <text:p>0.813512153083129</text:p>
              </table:table-cell>
              <table:table-cell office:value-type="float" office:value="0.914772221648716">
                <text:p>0.914772221648716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2082707014657">
                <text:p>0.82082707014657</text:p>
              </table:table-cell>
              <table:table-cell office:value-type="float" office:value="0.907302856604973">
                <text:p>0.907302856604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cm" svg:height="12.196cm" xlink:href=".." xlink:type="simple" chart:class="chart:bar" chart:style-name="ch1">
        <chart:legend chart:legend-position="bottom" svg:x="6.297cm" svg:y="11.413cm" style:legend-expansion="wide" chart:style-name="ch2"/>
        <chart:plot-area chart:style-name="ch3" table:cell-range-address="Sheet1.A5:Sheet1.A9 Sheet1.B3:Sheet1.B3 Sheet1.E5:Sheet1.E9 Sheet1.J3:Sheet1.J3 Sheet1.M5:Sheet1.M9" chart:data-source-has-labels="both" svg:x="1.363cm" svg:y="0.243cm" svg:width="15.885cm" svg:height="9.946cm">
          <chartooo:coordinate-region svg:x="2.963cm" svg:y="0.442cm" svg:width="14.285cm" svg:height="9.1cm"/>
          <chart:axis chart:dimension="x" chart:name="primary-x" chart:style-name="ch4" chartooo:axis-type="auto">
            <chartooo:date-scale/>
            <chart:title svg:x="8.613cm" svg:y="10.432cm" chart:style-name="ch5">
              <text:p>Samples</text:p>
            </chart:title>
            <chart:categories table:cell-range-address="Sheet1.A5:Sheet1.A9"/>
          </chart:axis>
          <chart:axis chart:dimension="y" chart:name="primary-y" chart:style-name="ch6">
            <chart:title svg:x="0.451cm" svg:y="7.43cm" chart:style-name="ch7">
              <text:p>Percentage reads aligned (%)</text:p>
            </chart:title>
            <chart:grid chart:style-name="ch8" chart:class="major"/>
          </chart:axis>
          <chart:series chart:style-name="ch9" chart:values-cell-range-address="Sheet1.E5:Sheet1.E9" chart:label-cell-address="Sheet1.B3:Sheet1.B3" chart:class="chart:bar">
            <chart:data-point chart:repeated="5"/>
          </chart:series>
          <chart:series chart:style-name="ch10" chart:values-cell-range-address="Sheet1.M5:Sheet1.M9" chart:label-cell-address="Sheet1.J3:Sheet1.J3" chart:class="chart:bar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4 trimmed</text:p>
                <draw:g>
                  <svg:desc>Sheet1.B3:Sheet1.B3</svg:desc>
                </draw:g>
              </table:table-cell>
              <table:table-cell office:value-type="string">
                <text:p>Rn6 trimmed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A5:Sheet1.A9</svg:desc>
                </draw:g>
              </table:table-cell>
              <table:table-cell office:value-type="float" office:value="0.874612685689022">
                <text:p>0.874612685689022</text:p>
                <draw:g>
                  <svg:desc>Sheet1.E5:Sheet1.E9</svg:desc>
                </draw:g>
              </table:table-cell>
              <table:table-cell office:value-type="float" office:value="0.857745347336066">
                <text:p>0.857745347336066</text:p>
                <draw:g>
                  <svg:desc>Sheet1.M5:Sheet1.M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858411246541569">
                <text:p>0.858411246541569</text:p>
              </table:table-cell>
              <table:table-cell office:value-type="float" office:value="0.654683777426187">
                <text:p>0.654683777426187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94625654114521">
                <text:p>0.894625654114521</text:p>
              </table:table-cell>
              <table:table-cell office:value-type="float" office:value="0.832004770350393">
                <text:p>0.832004770350393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887028148342697">
                <text:p>0.887028148342697</text:p>
              </table:table-cell>
              <table:table-cell office:value-type="float" office:value="0.813512153083129">
                <text:p>0.813512153083129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78407127738537">
                <text:p>0.878407127738537</text:p>
              </table:table-cell>
              <table:table-cell office:value-type="float" office:value="0.82082707014657">
                <text:p>0.82082707014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45cm" svg:height="12.082cm" xlink:href=".." xlink:type="simple" chart:class="chart:bar" chart:style-name="ch1">
        <chart:legend chart:legend-position="bottom" svg:x="5.899cm" svg:y="11.299cm" style:legend-expansion="wide" chart:style-name="ch2"/>
        <chart:plot-area chart:style-name="ch3" table:cell-range-address="Sheet1.A5:Sheet1.A9 Sheet1.F3:Sheet1.F3 Sheet1.I5:Sheet1.I9 Sheet1.N3:Sheet1.N3 Sheet1.Q5:Sheet1.Q9" chart:data-source-has-labels="both" svg:x="1.361cm" svg:y="0.241cm" svg:width="15.834cm" svg:height="9.836cm">
          <chartooo:coordinate-region svg:x="2.961cm" svg:y="0.44cm" svg:width="14.234cm" svg:height="8.99cm"/>
          <chart:axis chart:dimension="x" chart:name="primary-x" chart:style-name="ch4" chartooo:axis-type="auto">
            <chartooo:date-scale/>
            <chart:title svg:x="8.586cm" svg:y="10.318cm" chart:style-name="ch5">
              <text:p>Samples</text:p>
            </chart:title>
            <chart:categories table:cell-range-address="Sheet1.A5:Sheet1.A9"/>
          </chart:axis>
          <chart:axis chart:dimension="y" chart:name="primary-y" chart:style-name="ch6">
            <chart:title svg:x="0.451cm" svg:y="7.373cm" chart:style-name="ch7">
              <text:p>Percentage reads aligned (%)</text:p>
            </chart:title>
            <chart:grid chart:style-name="ch8" chart:class="major"/>
          </chart:axis>
          <chart:series chart:style-name="ch9" chart:values-cell-range-address="Sheet1.I5:Sheet1.I9" chart:label-cell-address="Sheet1.F3:Sheet1.F3" chart:class="chart:bar">
            <chart:data-point chart:repeated="5"/>
          </chart:series>
          <chart:series chart:style-name="ch10" chart:values-cell-range-address="Sheet1.Q5:Sheet1.Q9" chart:label-cell-address="Sheet1.N3:Sheet1.N3" chart:class="chart:bar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4 untrimmed</text:p>
                <draw:g>
                  <svg:desc>Sheet1.F3:Sheet1.F3</svg:desc>
                </draw:g>
              </table:table-cell>
              <table:table-cell office:value-type="string">
                <text:p>Rn6 untrimmed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A5:Sheet1.A9</svg:desc>
                </draw:g>
              </table:table-cell>
              <table:table-cell office:value-type="float" office:value="0.812014382146882">
                <text:p>0.812014382146882</text:p>
                <draw:g>
                  <svg:desc>Sheet1.I5:Sheet1.I9</svg:desc>
                </draw:g>
              </table:table-cell>
              <table:table-cell office:value-type="float" office:value="0.91180675813685">
                <text:p>0.91180675813685</text:p>
                <draw:g>
                  <svg:desc>Sheet1.Q5:Sheet1.Q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572256958809235">
                <text:p>0.572256958809235</text:p>
              </table:table-cell>
              <table:table-cell office:value-type="float" office:value="0.880120005994228">
                <text:p>0.880120005994228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773980947052927">
                <text:p>0.773980947052927</text:p>
              </table:table-cell>
              <table:table-cell office:value-type="float" office:value="0.924025612896751">
                <text:p>0.924025612896751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749989371226255">
                <text:p>0.749989371226255</text:p>
              </table:table-cell>
              <table:table-cell office:value-type="float" office:value="0.914772221648716">
                <text:p>0.914772221648716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762409698991977">
                <text:p>0.762409698991977</text:p>
              </table:table-cell>
              <table:table-cell office:value-type="float" office:value="0.907302856604973">
                <text:p>0.9073028566049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